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38002"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38002"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1f3955d" officeooo:paragraph-rsid="01f3955d"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ee2e52" officeooo:paragraph-rsid="01f3955d" style:font-size-asian="13pt" style:font-style-asian="normal"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5"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6"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20" style:family="paragraph" style:parent-style-name="Preformatted_20_Text">
      <style:paragraph-properties style:writing-mode="lr-tb"/>
      <style:text-properties fo:font-size="13pt" officeooo:paragraph-rsid="01efb23b" style:font-size-asian="13pt" style:font-size-complex="13pt"/>
    </style:style>
    <style:style style:name="P21"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paragraph-properties style:writing-mode="lr-tb"/>
      <style:text-properties fo:font-size="13pt" officeooo:paragraph-rsid="01ef3a07" style:font-size-asian="13pt" style:font-size-complex="13pt"/>
    </style:style>
    <style:style style:name="P23"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text-properties fo:font-size="13pt" officeooo:paragraph-rsid="01dd3a06" style:font-size-asian="13pt" style:font-size-complex="13pt"/>
    </style:style>
    <style:style style:name="P25"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6" style:family="paragraph" style:parent-style-name="Preformatted_20_Text">
      <style:paragraph-properties style:writing-mode="lr-tb"/>
      <style:text-properties fo:font-size="13pt" officeooo:paragraph-rsid="01dd3a06" style:font-size-asian="13pt" style:font-size-complex="13pt"/>
    </style:style>
    <style:style style:name="P27"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8" style:family="paragraph" style:parent-style-name="Preformatted_20_Text">
      <style:text-properties fo:font-size="13pt" officeooo:paragraph-rsid="01c26751" style:font-size-asian="13pt" style:font-size-complex="13pt"/>
    </style:style>
    <style:style style:name="P29" style:family="paragraph" style:parent-style-name="Preformatted_20_Text">
      <style:text-properties fo:font-size="14pt" officeooo:rsid="0048b50d" officeooo:paragraph-rsid="01efb23b" style:font-size-asian="14pt" style:font-size-complex="14pt" loext:padding="0cm" loext:border="none"/>
    </style:style>
    <style:style style:name="T1" style:family="text">
      <style:text-properties style:font-name="Liberation Sans" fo:font-size="16pt" fo:font-weight="bold" officeooo:rsid="01f186d5"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f186d5" style:font-size-asian="16pt" style:font-weight-asian="bold" style:font-size-complex="16pt" style:font-weight-complex="bold"/>
    </style:style>
    <style:style style:name="T7" style:family="text">
      <style:text-properties style:font-name="Liberation Sans" fo:font-style="normal" style:text-underline-style="none" officeooo:rsid="01f38002"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9" style:family="text">
      <style:text-properties style:font-name="Liberation Sans" fo:font-style="normal" style:text-underline-style="none"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f3955d"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2" style:family="text">
      <style:text-properties officeooo:rsid="01f3955d"/>
    </style:style>
    <style:style style:name="T13"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5" style:family="text">
      <style:text-properties officeooo:rsid="01e15a69"/>
    </style:style>
    <style:style style:name="T16" style:family="text">
      <style:text-properties officeooo:rsid="01e115a9"/>
    </style:style>
    <style:style style:name="T17" style:family="text">
      <style:text-properties fo:font-weight="bold" style:font-weight-asian="bold" style:font-weight-complex="bold"/>
    </style:style>
    <style:style style:name="T18" style:family="text">
      <style:text-properties fo:font-weight="bold" officeooo:rsid="000dd66a" style:font-weight-asian="bold" style:font-weight-complex="bold"/>
    </style:style>
    <style:style style:name="T19" style:family="text">
      <style:text-properties fo:font-weight="bold" officeooo:rsid="0160cefc" style:font-weight-asian="bold" style:font-weight-complex="bold"/>
    </style:style>
    <style:style style:name="T20" style:family="text">
      <style:text-properties officeooo:rsid="01caa47b"/>
    </style:style>
    <style:style style:name="T21" style:family="text">
      <style:text-properties officeooo:rsid="01d74f08"/>
    </style:style>
    <style:style style:name="T22" style:family="text">
      <style:text-properties officeooo:rsid="01db7a8a"/>
    </style:style>
    <style:style style:name="T23" style:family="text">
      <style:text-properties officeooo:rsid="01f4930f"/>
    </style:style>
    <style:style style:name="T24" style:family="text">
      <style:text-properties officeooo:rsid="01ef3a07"/>
    </style:style>
    <style:style style:name="T25"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f4930f"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3c55a1" fo:background-color="transparent" loext:char-shading-value="0" style:font-style-asian="normal" style:font-style-complex="normal"/>
    </style:style>
    <style:style style:name="T41"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5</text:span><text:span text:style-name="T2">th</text:span><text:span text:style-name="T3"> </text:span><text:span text:style-name="T1">February</text:span><text:span text:style-name="T4"> 20</text:span><text:span text:style-name="T5">2</text:span><text:span text:style-name="T6">6</text:span></text:p>
      <text:p text:style-name="P3">Micah 7:18-20</text:p>
      <text:p text:style-name="P4">[18] Who is a God like you, pardoning iniquity and passing over transgression for the remnant of his inheritance? He does not retain his anger forever, because he delights in steadfast love.</text:p>
      <text:p text:style-name="P5">[19] He will again have compassion on us; he will tread our iniquities underfoot. You will cast all our sins into the depths of the sea.</text:p>
      <text:p text:style-name="P5">[20] You will show faithfulness to Jacob and steadfast love to Abraham, as you have sworn to our fathers from the days of old.</text:p>
      <text:p text:style-name="P6"/>
      <text:p text:style-name="P7">Let us pray…</text:p>
      <text:p text:style-name="P7"/>
      <text:p text:style-name="P8">Confession</text:p>
      <text:p text:style-name="P9"><text:span text:style-name="T7">In this present age, we are so like the nation of Judah, where so many have turned away from You, to revel in self-interest and sin, to deny the truth, to turn right on its head and instead to celebrate wrong</text:span><text:span text:style-name="T8">.</text:span></text:p>
      <text:p text:style-name="P10"/>
      <text:p text:style-name="P11"><text:span text:style-name="T9">We </text:span><text:span text:style-name="T7">confess that we live in a time when it is not easy to remain faithful because there is so much pressure to follow the crowd, </text:span><text:span text:style-name="T10">away from the Cross and the empty tomb</text:span><text:span text:style-name="T7">. </text:span><text:span text:style-name="T10">We </text:span><text:span text:style-name="T8">know</text:span><text:span text:style-name="T9"> that </text:span><text:span text:style-name="T11">we could not be </text:span><text:span text:style-name="T8">perfect as You are Perfect</text:span><text:span text:style-name="T11">, for we are sinners </text:span><text:span text:style-name="T8">and in trouble in this world</text:span><text:span text:style-name="T11">.</text:span></text:p>
      <text:p text:style-name="P12"/>
      <text:p text:style-name="P8">Thanks to God</text:p>
      <text:p text:style-name="P13">Lord, we thank You for Micah asking the impossible question: “Is there any god like You?” <text:span text:style-name="T12">We thank You that there is none like You, patiently forgiving sin, always seeking our highest good, which is to be restored in relationship with You as Your redeemed sons and daughters.</text:span></text:p>
      <text:p text:style-name="P13"/>
      <text:p text:style-name="P11"><text:span text:style-name="T8">We thank You </text:span><text:span text:style-name="T13">that </text:span><text:span text:style-name="T10">our iniquity has</text:span><text:span text:style-name="T13"> been </text:span><text:span text:style-name="T10">pardoned </text:span><text:span text:style-name="T11">by Your grace and mercy alone</text:span><text:span text:style-name="T9">, </text:span><text:span text:style-name="T10">that our transgressions have been passed over, </text:span><text:span text:style-name="T9">and </text:span><text:span text:style-name="T10">we </text:span><text:span text:style-name="T11">have been </text:span><text:span text:style-name="T9">set free </text:span><text:span text:style-name="T11">from sin</text:span><text:span text:style-name="T13">. </text:span><text:span text:style-name="T14">W</text:span><text:span text:style-name="T13">e thank You </text:span><text:span text:style-name="T8">for sending Jesus to save us.</text:span></text:p>
      <text:p text:style-name="P14"/>
      <text:p text:style-name="P15"><text:span text:style-name="T15">W</text:span>e <text:span text:style-name="T12">look back to the Cross and the Resurrection, remembering what Jesus did to secure our salvation. Micah was looking forward to Bethlehem where the Saviour would be born, where Your promise to Abraham would be fulfilled</text:span><text:span text:style-name="T16">.</text:span></text:p>
      <text:p text:style-name="P15"/>
      <text:p text:style-name="P16"><text:span text:style-name="T17">The Wide World...</text:span><text:span text:style-name="T18"> a</text:span><text:span text:style-name="T17">nd the </text:span><text:span text:style-name="T19">W</text:span><text:span text:style-name="T17">ider Church</text:span></text:p>
      <text:p text:style-name="P17"><text:span text:style-name="T20">W</text:span><text:span text:style-name="T21">e </text:span><text:span text:style-name="T22">pray</text:span><text:span text:style-name="T21"> for this </text:span><text:span text:style-name="T20">world </text:span><text:span text:style-name="T21">where </text:span><text:span text:style-name="T23">we so often hear bad news, but rarely do we hear the Good News of people being saved, coming to faith, and worshipping You.</text:span></text:p>
      <text:p text:style-name="P17"/>
      <text:p text:style-name="P18">We pray for th<text:span text:style-name="T24">os</text:span>e <text:span text:style-name="T24">close to us, who do not know the Truth. We pray for the many churches where Your Word is faithfully preached and lived, and ask that You would strengthen Your people to stand firm but with grace, against the lies so popular today.</text:span></text:p>
      <text:p text:style-name="P18"/>
      <text:p text:style-name="P19">Ashburton</text:p>
      <text:p text:style-name="P20"><text:span text:style-name="T25">W</text:span><text:span text:style-name="T26">e pray for our </text:span><text:span text:style-name="T27">work</text:span><text:span text:style-name="T28"> </text:span><text:span text:style-name="T25">here at Ashburton, </text:span><text:span text:style-name="T29">committing ourselves afresh to the </text:span><text:span text:style-name="T30">work of the Kingdom. </text:span><text:span text:style-name="T29">We ask You to lead us as we form up in community groups, to study your Word, not just academically, but in order to apply it to our lives, and to care for and pray for one another.</text:span></text:p>
      <text:p text:style-name="P21"/>
      <text:p text:style-name="P22"><text:span text:style-name="T30">W</text:span><text:span text:style-name="T31">e pray for the </text:span><text:span text:style-name="T29">work of the </text:span><text:span text:style-name="T31">Selection Committee as they </text:span><text:span text:style-name="T30">seek </text:span><text:span text:style-name="T31">Your wisdom, </text:span><text:span text:style-name="T30">and Your will</text:span><text:span text:style-name="T31">, so that </text:span><text:span text:style-name="T30">Your purposes prevail </text:span><text:span text:style-name="T29">when</text:span><text:span text:style-name="T31"> </text:span><text:span text:style-name="T30">we call a </text:span><text:span text:style-name="T31">new minister </text:span><text:span text:style-name="T30">of Your choosing, to </text:span><text:span text:style-name="T29">lead and guide this work</text:span><text:span text:style-name="T31">. </text:span><text:span text:style-name="T30">We pray for ourselves to </text:span><text:span text:style-name="T32">support them as they serve on our behalf in what could be a lengthy process</text:span><text:span text:style-name="T30">.</text:span></text:p>
      <text:p text:style-name="P23"><text:soft-page-break/></text:p>
      <text:p text:style-name="P24"><text:span text:style-name="T33">We </text:span><text:span text:style-name="T31">continue</text:span><text:span text:style-name="T34"> </text:span><text:span text:style-name="T27">in</text:span><text:span text:style-name="T33"> pray</text:span><text:span text:style-name="T27">er</text:span><text:span text:style-name="T33"> for</text:span><text:span text:style-name="T35"> </text:span><text:span text:style-name="T31">those in need of Your healing hand – for </text:span><text:span text:style-name="T35">Alan, </text:span><text:span text:style-name="T25">Diane, </text:span><text:span text:style-name="T29">Levi, Steph and Callum,</text:span><text:span text:style-name="T30"> </text:span><text:span text:style-name="T25">and others affected by illness, injury, </text:span><text:span text:style-name="T29">or anything else that would slow us down in our daily walk with You</text:span><text:span text:style-name="T25">. </text:span></text:p>
      <text:p text:style-name="P25"/>
      <text:p text:style-name="P26"><text:span text:style-name="T36">We thank You for </text:span><text:span text:style-name="T27">Your Word, and for </text:span><text:span text:style-name="T29">Oli Blythe</text:span><text:span text:style-name="T32"> as</text:span><text:span text:style-name="T27"> he preach</text:span><text:span text:style-name="T32">es</text:span><text:span text:style-name="T27"> today. </text:span><text:span text:style-name="T32">We pray that </text:span><text:span text:style-name="T29">You would guide us by Your Holy Spirit, so that we take it in, and make our daily lives conform more and more to the character of Jesus, Our Lord and Saviour,</text:span></text:p>
      <text:p text:style-name="P27"/>
      <text:p text:style-name="P28"><text:span text:style-name="T37">In </text:span><text:span text:style-name="T29">Whose </text:span><text:span text:style-name="T38">Precious Name </text:span><text:span text:style-name="T39">we pray</text:span><text:span text:style-name="T40">, </text:span><text:span text:style-name="T41">Amen.</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2-14T23:12:18.968393505</dc:date>
    <meta:editing-duration>PT17H55M17S</meta:editing-duration>
    <meta:editing-cycles>204</meta:editing-cycles>
    <meta:generator>LibreOffice/25.8.4.2$Linux_X86_64 LibreOffice_project/580$Build-2</meta:generator>
    <meta:print-date>2025-09-06T23:29:48.038812840</meta:print-date>
    <meta:printed-by>PDF files</meta:printed-by>
    <meta:document-statistic meta:table-count="0" meta:image-count="0" meta:object-count="0" meta:page-count="2" meta:paragraph-count="23" meta:word-count="614" meta:character-count="3245" meta:non-whitespace-character-count="2652"/>
  </office:meta>
</office:document-meta>
</file>